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4" style:family="paragraph" style:parent-style-name="Text_20_body">
      <style:text-properties officeooo:rsid="0010e69f" officeooo:paragraph-rsid="0010e69f"/>
    </style:style>
    <style:style style:name="P5" style:family="paragraph" style:parent-style-name="Text_20_body">
      <style:text-properties style:text-underline-style="none" officeooo:rsid="0011e441" officeooo:paragraph-rsid="0011e441"/>
    </style:style>
    <style:style style:name="P6" style:family="paragraph" style:parent-style-name="Text_20_body">
      <style:text-properties style:font-name="Arial" officeooo:rsid="001aa178" officeooo:paragraph-rsid="00151494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8" style:family="paragraph" style:parent-style-name="Text_20_body">
      <style:text-properties style:font-name="Arial" officeooo:paragraph-rsid="000d8efb"/>
    </style:style>
    <style:style style:name="P9" style:family="paragraph" style:parent-style-name="Text_20_body">
      <style:text-properties style:font-name="Arial" officeooo:rsid="002e7638" officeooo:paragraph-rsid="000d8efb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2" style:family="paragraph" style:parent-style-name="Text_20_body">
      <style:text-properties style:font-name="Arial" officeooo:rsid="0010e69f" officeooo:paragraph-rsid="0010e69f"/>
    </style:style>
    <style:style style:name="P13" style:family="paragraph" style:parent-style-name="Text_20_body">
      <style:paragraph-properties fo:line-height="0.529cm"/>
      <style:text-properties style:font-name="Arial" officeooo:paragraph-rsid="000d8efb"/>
    </style:style>
    <style:style style:name="P14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5" style:family="paragraph" style:parent-style-name="Text_20_body">
      <style:text-properties style:font-name="Arial" officeooo:rsid="001a824c" officeooo:paragraph-rsid="001a824c"/>
    </style:style>
    <style:style style:name="P16" style:family="paragraph" style:parent-style-name="Text_20_body">
      <style:text-properties style:font-name="Arial" officeooo:rsid="0039b599" officeooo:paragraph-rsid="0012e585"/>
    </style:style>
    <style:style style:name="P17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19" style:family="paragraph" style:parent-style-name="Text_20_body">
      <style:text-properties style:font-name="Arial" officeooo:rsid="001a0c74" officeooo:paragraph-rsid="000d8efb"/>
    </style:style>
    <style:style style:name="P20" style:family="paragraph" style:parent-style-name="Text_20_body">
      <style:text-properties style:font-name="Arial" officeooo:rsid="00288f62" officeooo:paragraph-rsid="00288f62"/>
    </style:style>
    <style:style style:name="P21" style:family="paragraph" style:parent-style-name="Text_20_body">
      <style:paragraph-properties fo:text-align="start" style:justify-single-word="false"/>
      <style:text-properties style:font-name="Arial" officeooo:rsid="002e56bb" officeooo:paragraph-rsid="002e56bb"/>
    </style:style>
    <style:style style:name="P22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23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e56bb"/>
    </style:style>
    <style:style style:name="P24" style:family="paragraph" style:parent-style-name="Text_20_body">
      <style:text-properties officeooo:rsid="002978fc" officeooo:paragraph-rsid="000d8efb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6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7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36" style:family="paragraph" style:parent-style-name="Title">
      <style:paragraph-properties fo:text-align="start" style:justify-single-word="false"/>
    </style:style>
    <style:style style:name="P37" style:family="paragraph" style:parent-style-name="Standard">
      <style:text-properties style:text-underline-style="none" officeooo:rsid="0010e69f" officeooo:paragraph-rsid="0010e69f"/>
    </style:style>
    <style:style style:name="P38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39" style:family="paragraph" style:parent-style-name="Standard">
      <style:text-properties style:font-name="Arial" officeooo:rsid="001a0c74" officeooo:paragraph-rsid="00151494"/>
    </style:style>
    <style:style style:name="P40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officeooo:rsid="00080930" officeooo:paragraph-rsid="0022981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2e56bb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e56b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2e56b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47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48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5pt" fo:font-weight="bold" officeooo:rsid="00070fc0" officeooo:paragraph-rsid="002e56bb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paragraph-rsid="002e56bb"/>
    </style:style>
    <style:style style:name="P5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2e56bb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54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55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56" style:family="paragraph" style:parent-style-name="Text_20_body" style:list-style-name="L2">
      <style:text-properties fo:color="#000000" style:font-name="Arial" officeooo:rsid="00305514" officeooo:paragraph-rsid="000d8efb"/>
    </style:style>
    <style:style style:name="P57" style:family="paragraph" style:parent-style-name="Text_20_body" style:list-style-name="L1">
      <style:text-properties style:font-name="Arial" officeooo:rsid="00305514" officeooo:paragraph-rsid="000d8efb"/>
    </style:style>
    <style:style style:name="P58" style:family="paragraph" style:parent-style-name="Text_20_body" style:list-style-name="L2">
      <style:text-properties style:font-name="Arial" officeooo:rsid="00305514" officeooo:paragraph-rsid="000d8efb"/>
    </style:style>
    <style:style style:name="P59" style:family="paragraph" style:parent-style-name="Text_20_body" style:list-style-name="L2">
      <style:text-properties style:font-name="Arial" officeooo:paragraph-rsid="000d8efb"/>
    </style:style>
    <style:style style:name="P60" style:family="paragraph" style:parent-style-name="Text_20_body" style:list-style-name="L3">
      <style:text-properties style:font-name="Arial" officeooo:paragraph-rsid="0023e4cd"/>
    </style:style>
    <style:style style:name="P61" style:family="paragraph" style:parent-style-name="Text_20_body" style:list-style-name="L3">
      <style:text-properties style:font-name="Arial" officeooo:paragraph-rsid="000d8efb"/>
    </style:style>
    <style:style style:name="P62" style:family="paragraph" style:parent-style-name="Text_20_body" style:list-style-name="L4">
      <style:text-properties style:font-name="Arial" officeooo:rsid="002cd815" officeooo:paragraph-rsid="000d8efb"/>
    </style:style>
    <style:style style:name="P63" style:family="paragraph" style:parent-style-name="Text_20_body" style:list-style-name="L7">
      <style:text-properties style:font-name="Arial" officeooo:rsid="002cd815" officeooo:paragraph-rsid="000d8efb"/>
    </style:style>
    <style:style style:name="P64" style:family="paragraph" style:parent-style-name="Text_20_body" style:list-style-name="L5">
      <style:text-properties style:font-name="Arial" officeooo:rsid="002e7638" officeooo:paragraph-rsid="000d8efb"/>
    </style:style>
    <style:style style:name="P65" style:family="paragraph" style:parent-style-name="Text_20_body" style:list-style-name="L6">
      <style:text-properties style:font-name="Arial" officeooo:rsid="002b167e" officeooo:paragraph-rsid="000d8efb"/>
    </style:style>
    <style:style style:name="P66" style:family="paragraph" style:parent-style-name="Heading_20_1">
      <style:text-properties style:font-name="Arial" officeooo:paragraph-rsid="000d8efb"/>
    </style:style>
    <style:style style:name="P67" style:family="paragraph" style:parent-style-name="Heading_20_1">
      <style:text-properties style:font-name="Arial" officeooo:rsid="001f56fa" officeooo:paragraph-rsid="000d8efb"/>
    </style:style>
    <style:style style:name="P68" style:family="paragraph" style:parent-style-name="Heading_20_1">
      <style:paragraph-properties fo:line-height="100%"/>
      <style:text-properties officeooo:paragraph-rsid="0012e585"/>
    </style:style>
    <style:style style:name="P69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70" style:family="paragraph" style:parent-style-name="Heading_20_2">
      <style:text-properties style:font-name="Arial" officeooo:paragraph-rsid="000d8efb"/>
    </style:style>
    <style:style style:name="P71" style:family="paragraph" style:parent-style-name="Heading_20_2">
      <style:paragraph-properties fo:line-height="100%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fo:color="#000000" officeooo:rsid="0016d793"/>
    </style:style>
    <style:style style:name="T22" style:family="text">
      <style:text-properties fo:color="#000000" officeooo:rsid="00288f62"/>
    </style:style>
    <style:style style:name="T23" style:family="text">
      <style:text-properties officeooo:rsid="002cd815"/>
    </style:style>
    <style:style style:name="T24" style:family="text">
      <style:text-properties officeooo:rsid="001c2188"/>
    </style:style>
    <style:style style:name="T25" style:family="text">
      <style:text-properties officeooo:rsid="001f56fa"/>
    </style:style>
    <style:style style:name="T26" style:family="text">
      <style:text-properties officeooo:rsid="0039b599"/>
    </style:style>
    <style:style style:name="T27" style:family="text">
      <style:text-properties officeooo:rsid="000f8426"/>
    </style:style>
    <style:style style:name="T28" style:family="text">
      <style:text-properties officeooo:rsid="0010e69f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officeooo:rsid="0012e585"/>
    </style:style>
    <style:style style:name="T32" style:family="text">
      <style:text-properties fo:font-size="12pt" fo:font-style="normal" fo:font-weight="normal" style:font-size-asian="12pt" style:font-style-asian="normal" style:font-weight-asian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officeooo:rsid="00070fc0" style:font-size-asian="12pt"/>
    </style:style>
    <style:style style:name="T36" style:family="text">
      <style:text-properties fo:font-size="12pt" officeooo:rsid="002e56bb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167eb9"/>
    </style:style>
    <style:style style:name="T50" style:family="text">
      <style:text-properties style:font-name="Arial" officeooo:rsid="002565a9"/>
    </style:style>
    <style:style style:name="T51" style:family="text">
      <style:text-properties style:font-name="Arial" fo:font-size="12pt" officeooo:rsid="002e56bb" style:font-size-asian="12pt" style:font-size-complex="12pt"/>
    </style:style>
    <style:style style:name="T52" style:family="text">
      <style:text-properties style:font-name="Arial" officeooo:rsid="002e56bb"/>
    </style:style>
    <style:style style:name="T53" style:family="text">
      <style:text-properties officeooo:rsid="0013f27f"/>
    </style:style>
    <style:style style:name="T54" style:family="text">
      <style:text-properties officeooo:rsid="001a0c74"/>
    </style:style>
    <style:style style:name="T55" style:family="text">
      <style:text-properties officeooo:rsid="00167eb9"/>
    </style:style>
    <style:style style:name="T56" style:family="text">
      <style:text-properties officeooo:rsid="0016c126"/>
    </style:style>
    <style:style style:name="T57" style:family="text">
      <style:text-properties officeooo:rsid="0018af1d"/>
    </style:style>
    <style:style style:name="T58" style:family="text">
      <style:text-properties officeooo:rsid="001d1d9a"/>
    </style:style>
    <style:style style:name="T59" style:family="text">
      <style:text-properties officeooo:rsid="001e5f71"/>
    </style:style>
    <style:style style:name="T60" style:family="text">
      <style:text-properties officeooo:rsid="000db319"/>
    </style:style>
    <style:style style:name="T61" style:family="text">
      <style:text-properties officeooo:rsid="000a42fb"/>
    </style:style>
    <style:style style:name="T62" style:family="text">
      <style:text-properties officeooo:rsid="001323c4"/>
    </style:style>
    <style:style style:name="T63" style:family="text">
      <style:text-properties officeooo:rsid="0023e4cd"/>
    </style:style>
    <style:style style:name="T64" style:family="text">
      <style:text-properties officeooo:rsid="00288f62"/>
    </style:style>
    <style:style style:name="T65" style:family="text">
      <style:text-properties officeooo:rsid="002b96d6"/>
    </style:style>
    <style:style style:name="T66" style:family="text">
      <style:text-properties officeooo:rsid="00234bec"/>
    </style:style>
    <style:style style:name="T67" style:family="text">
      <style:text-properties officeooo:rsid="00243a48"/>
    </style:style>
    <style:style style:name="T68" style:family="text">
      <style:text-properties officeooo:rsid="0028ca8b"/>
    </style:style>
    <style:style style:name="T69" style:family="text">
      <style:text-properties officeooo:rsid="002e56b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9">Mme <text:s/><text:span text:style-name="T69">Vanessa Dongmo</text:span></text:p>
      <text:p text:style-name="P41"><text:span text:style-name="T69">Spécialiste en recrutement</text:span>.</text:p>
      <text:p text:style-name="P41"/>
      <text:p text:style-name="P43">Quantum Management Services Ltd. <text:s text:c="77"/>Québec</text:p>
      <text:p text:style-name="P43">2875 Boulevard Laurier, <text:s text:c="96"/>G1V2M2</text:p>
      <text:p text:style-name="P50"><text:span text:style-name="T51">Bureau D1-575 <text:s text:c="81"/></text:span><text:span text:style-name="T37">Téléphone : </text:span><text:span text:style-name="T52">418-621-8800</text:span></text:p>
      <text:p text:style-name="P43"/>
      <text:p text:style-name="P43"/>
      <text:p text:style-name="P43"/>
      <text:p text:style-name="P43"/>
      <text:p text:style-name="P42"/>
      <text:p text:style-name="P48">Objet : Candidature au poste de technicien <text:span text:style-name="T69">de laboratoire</text:span>.</text:p>
      <text:p text:style-name="P48"/>
      <text:p text:style-name="P46"/>
      <text:p text:style-name="P46"><text:span text:style-name="T60">Arrivé au Québec</text:span> <text:span text:style-name="T65">depuis lundi</text:span> j<text:span text:style-name="T60">e suis à la recherche d</text:span>’<text:span text:style-name="T60">un </text:span>emploi dans mon domaine de compétence. <text:span text:style-name="T60">Une première</text:span> prospection m’a permis de prendre connaissance de votre offre <text:span text:style-name="T61">via</text:span> le site <text:span text:style-name="T62">internet</text:span> <text:span text:style-name="T69">de Quantum</text:span><text:span text:style-name="T21">.</text:span></text:p>
      <text:p text:style-name="P46"/>
      <text:p text:style-name="P44">Intéressé par l'opportunité de me rapprocher de ma formation initiale et du monde de la recherche, ce poste est <text:span text:style-name="T68">pour moi</text:span> très attractif.</text:p>
      <text:p text:style-name="P45">J'ai pratiqué l<text:span text:style-name="T66">e travail de laboratoire et la culture microbiologique</text:span> durant mon cursus scolaire. <text:span text:style-name="T67">Les différents postes que j’ai occupé m’ont sensibilisé au règles d’hygiène et à la sécurité au travail. </text:span><text:s/>Mon dernier emploi m'a permis de développer <text:span text:style-name="T66">ma rigueur et</text:span> mes compétences de technicien. Je pense pouvoir transposer ces compétences et mes connaissances scolaires <text:span text:style-name="T66">au poste que vous proposez.</text:span></text:p>
      <text:p text:style-name="P46"/>
      <text:p text:style-name="P31"><text:span text:style-name="T34">Je vous remercie de l’attention que vous porterez à ma candidature et je demeure disponible pour vous rencontrer </text:span><text:span text:style-name="T36">à tout moment.</text:span><text:span text:style-name="T34"> </text:span></text:p>
      <text:p text:style-name="P32"/>
      <text:p text:style-name="P33"><text:span text:style-name="T34">Je vous prie de recevoir, M</text:span><text:span text:style-name="T35">adame</text:span><text:span text:style-name="T34">, mes meilleures salutations.</text:span></text:p>
      <text:p text:style-name="P35"/>
      <text:p text:style-name="P34">Florian Quiec</text:p>
      <text:p text:style-name="P47"/>
      <text:p text:style-name="P7">852 Rue Monseigneur-Grandin,</text:p>
      <text:p text:style-name="P23">Quebec City, </text:p>
      <text:p text:style-name="P23">Québec G1V 3X7</text:p>
      <text:p text:style-name="P22">Canada</text:p>
      <text:p text:style-name="P18"><text:a xlink:type="simple" xlink:href="mailto:florian.quiec@laposte.net" text:style-name="Internet_20_link" text:visited-style-name="Visited_20_Internet_20_Link"><text:span text:style-name="T20">f</text:span></text:a><text:a xlink:type="simple" xlink:href="mailto:florian.quiec@laposte.net" text:style-name="Internet_20_link" text:visited-style-name="Visited_20_Internet_20_Link"><text:span text:style-name="T16">lorian.quiec@laposte.net</text:span></text:a></text:p>
      <text:p text:style-name="P21"><text:span text:style-name="T16">Cellulaire: <text:s/></text:span><text:span text:style-name="T22">418-478-9182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36"><text:span text:style-name="T58">Q</text:span>uiec <text:span text:style-name="T53">F</text:span>lorian</text:p>
      <text:p text:style-name="P14"/>
      <text:p text:style-name="P6">852 Rue Monseigneur-Grandin, <text:s text:c="57"/><text:a xlink:type="simple" xlink:href="mailto:florian.quiec@yahoo.com" text:style-name="Internet_20_link" text:visited-style-name="Visited_20_Internet_20_Link"><text:span text:style-name="T54">florian.quiec@yahoo.com</text:span></text:a></text:p>
      <text:p text:style-name="P39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9">Canada</text:p>
      <text:p text:style-name="P20">Cellulaire: 418-478-9182 </text:p>
      <text:h text:style-name="P66" text:outline-level="1">Objectif de carrière.</text:h>
      <text:p text:style-name="P15">La <text:span text:style-name="T64">biologie à</text:span> toujours constitué mon centre d’intérêt principal. Diverses raisons m’<text:span text:style-name="T59">o</text:span>n<text:span text:style-name="T59">t</text:span> amen<text:span text:style-name="T59">é</text:span> <text:span text:style-name="T59">à</text:span> m’épanouir dans d’autres profession<text:span text:style-name="T59">s,</text:span> mais je souhaite profiter de ma venu<text:span text:style-name="T59">e</text:span> au <text:span text:style-name="T59">C</text:span>anada pour renouer avec ma formation initial<text:span text:style-name="T59">e</text:span> en <text:span text:style-name="T59">B</text:span>iologie de l’environnement.</text:p>
      <text:h text:style-name="P69" text:outline-level="1"><text:span text:style-name="T53">Compétence</text:span> <text:span text:style-name="T53">et aptitudes</text:span></text:h>
      <text:h text:style-name="Heading_20_2" text:outline-level="2">Personnelles</text:h>
      <text:list xml:id="list3844988178" text:style-name="L1">
        <text:list-item>
          <text:p text:style-name="P57"><text:span text:style-name="T55">A</text:span>pprendre <text:span text:style-name="T55">à </text:span>réaliser chaque tâche<text:span text:style-name="T63">s</text:span> <text:span text:style-name="T57">avec soin et efficacité</text:span>.</text:p>
        </text:list-item>
        <text:list-item>
          <text:p text:style-name="P57"><text:span text:style-name="T2">Montrer de la c</text:span>uriosité envers tou<text:span text:style-name="T55">t</text:span> ce qui <text:span text:style-name="T55">à</text:span> trait <text:span text:style-name="T55">à</text:span> la technique et au<text:span text:style-name="T53">x</text:span> science<text:span text:style-name="T53">s.</text:span></text:p>
        </text:list-item>
        <text:list-item>
          <text:p text:style-name="P57"><text:span text:style-name="T2">Travailler</text:span> en <text:span text:style-name="T2">extérieur</text:span> et en condition<text:span text:style-name="T53">s</text:span> <text:span text:style-name="T2">difficiles.</text:span></text:p>
        </text:list-item>
      </text:list>
      <text:h text:style-name="P70" text:outline-level="2">Scolaire<text:span text:style-name="T55">s</text:span></text:h>
      <text:list xml:id="list3669125645" text:style-name="L2">
        <text:list-item>
          <text:p text:style-name="P59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8"><text:span text:style-name="T4">Effectuer une </text:span>Veille technologique <text:span text:style-name="T4">efficace.</text:span></text:p>
          <text:p text:style-name="P58">Techniques de laboratoire (chromatographie, colorimétrie, PCR-RFLP, culture cellulaire, test Elisa).</text:p>
        </text:list-item>
        <text:list-item>
          <text:p text:style-name="P56">Prél<text:span text:style-name="T3">ever <text:s/></text:span>d<text:span text:style-name="T3">e l’</text:span>eau, <text:span text:style-name="T3">des</text:span> sédiment<text:span text:style-name="T55">s</text:span>, <text:span text:style-name="T3">effectuer des mesures physico-chimiques, y compris depuis un bateau.</text:span></text:p>
        </text:list-item>
      </text:list>
      <text:h text:style-name="P70" text:outline-level="2">Professionnel<text:span text:style-name="T55">les</text:span></text:h>
      <text:list xml:id="list2304531549" text:style-name="L3">
        <text:list-item>
          <text:p text:style-name="P60"><text:span text:style-name="T49">Manipul</text:span><text:span text:style-name="T3">er</text:span><text:span text:style-name="T49"> et bagu</text:span><text:span text:style-name="T3">er</text:span><text:span text:style-name="T49"> </text:span><text:span text:style-name="T3">des </text:span><text:span text:style-name="T49">oiseaux, </text:span><text:span text:style-name="T55">effectuer des </text:span><text:span text:style-name="T49">soins </text:span><text:span text:style-name="T7">aux animaux.</text:span></text:p>
        </text:list-item>
        <text:list-item>
          <text:p text:style-name="P61">Stratifi<text:span text:style-name="T3">er</text:span> : pièces à l'unité, tous procédés.</text:p>
        </text:list-item>
        <text:list-item>
          <text:p text:style-name="P61">Install<text:span text:style-name="T3">er</text:span> de<text:span text:style-name="T3">s</text:span> dispositifs expérimentaux.</text:p>
        </text:list-item>
        <text:list-item>
          <text:p text:style-name="P61"><text:span text:style-name="T3">Effectuer des tâches de </text:span>maintenance courante <text:span text:style-name="T3">et de petite mécanique.</text:span></text:p>
        </text:list-item>
      </text:list>
      <text:h text:style-name="P67" text:outline-level="1">Expérience</text:h>
      <text:p text:style-name="P38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8">Janvier 2020</text:span></text:p>
      <text:p text:style-name="P37"><text:soft-page-break/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9"/>
      <text:list xml:id="list2667719761" text:style-name="L4">
        <text:list-item>
          <text:p text:style-name="P62">Réalisation de <text:span text:style-name="T27">pièces</text:span> en composite, selon diverse<text:span text:style-name="T31">s</text:span> techniques <text:span text:style-name="T55">à</text:span> haute performance <text:span text:style-name="T15">pour le secteur de la compétition nautique.</text:span></text:p>
        </text:list-item>
        <text:list-item>
          <text:p text:style-name="P62">Fabrication et assemblage d’un catamaran de 69‘’ <text:span text:style-name="T55">(CA du projet 1,4M€)</text:span>.</text:p>
        </text:list-item>
        <text:list-item>
          <text:p text:style-name="P62">Réalisation s<text:span text:style-name="T27">ur </text:span>plan d’architecte de <text:span text:style-name="T27">pièces</text:span> unique<text:span text:style-name="T55">s</text:span> <text:span text:style-name="T27">de</text:span> forte valeur: <text:span text:style-name="T55">moule, voilier de compétition.</text:span></text:p>
        </text:list-item>
      </text:list>
      <text:p text:style-name="P9"/>
      <text:p text:style-name="P10">Bénévolat en <text:span text:style-name="T8">archéologie. <text:s text:c="87"/></text:span>Juillet 2019</text:p>
      <text:p text:style-name="P4"><text:a xlink:type="simple" xlink:href="https://creaah.cnrs.fr/" text:style-name="Internet_20_link" text:visited-style-name="Visited_20_Internet_20_Link"><text:span text:style-name="T37">CreAAH</text:span></text:a></text:p>
      <text:p text:style-name="P12"/>
      <text:list xml:id="list1161337415" text:style-name="L5">
        <text:list-item>
          <text:p text:style-name="P64"><text:span text:style-name="T28">F</text:span>ouille d’une tombe <text:span text:style-name="T16">néolithique</text:span>, mise en valeur des structure<text:span text:style-name="T55">s</text:span> <text:span text:style-name="T6">extérieures.</text:span></text:p>
        </text:list-item>
        <text:list-item>
          <text:p text:style-name="P64">Apprentissage de technique<text:span text:style-name="T55">s</text:span> et <text:span text:style-name="T6">connaissances</text:span> sortant de mon domaine de <text:span text:style-name="T6">compétence.</text:span></text:p>
        </text:list-item>
        <text:list-item>
          <text:p text:style-name="P64">Travail physique, en <text:span text:style-name="T6">extérieur.</text:span></text:p>
        </text:list-item>
        <text:list-item>
          <text:p text:style-name="P64">Travail <text:span text:style-name="T6">minutieux</text:span>.</text:p>
        </text:list-item>
        <text:list-item>
          <text:p text:style-name="P64"><text:span text:style-name="T6">Aptitude</text:span> <text:span text:style-name="T28">à</text:span> vivre en groupe et <text:span text:style-name="T55">à </text:span>collaborer vers un objectif commun, malgré des parcours très divers.</text:p>
        </text:list-item>
      </text:list>
      <text:p text:style-name="P8"/>
      <text:p text:style-name="P11">Bénévolat suivi d'un Service Civique en <text:span text:style-name="T12">S</text:span><text:span text:style-name="T8">oins à la faune sauvage</text:span>. <text:s text:c="10"/>Février - Août 2015</text:p>
      <text:p text:style-name="P3"><text:a xlink:type="simple" xlink:href="http://csol.fr/" text:style-name="Internet_20_link" text:visited-style-name="Visited_20_Internet_20_Link"><text:span text:style-name="T37">Csosl</text:span></text:a></text:p>
      <text:p text:style-name="P8"/>
      <text:list xml:id="list3668280318" text:style-name="L6">
        <text:list-item>
          <text:p text:style-name="P65">Soin au<text:span text:style-name="T56">x</text:span> jeunes oiseaux, <text:span text:style-name="T27">nourrissage</text:span>, élevage, gestion de la nurserie.</text:p>
        </text:list-item>
        <text:list-item>
          <text:p text:style-name="P65"><text:span text:style-name="T27">Administration</text:span> des traitement<text:span text:style-name="T56">s</text:span> <text:span text:style-name="T27">médicamenteux</text:span> dans le respect des prescription<text:span text:style-name="T56">s</text:span> <text:span text:style-name="T27">vétérinaires.</text:span></text:p>
        </text:list-item>
        <text:list-item>
          <text:p text:style-name="P65">Assistance lors de certains actes <text:span text:style-name="T27">vétérinaires.</text:span></text:p>
        </text:list-item>
        <text:list-item>
          <text:p text:style-name="P65"><text:span text:style-name="T27">Accueil</text:span> du publique et des <text:span text:style-name="T27">bénévoles</text:span>, explication<text:span text:style-name="T56">s</text:span> sur le devenir des animaux <text:span text:style-name="T23">accueillis.</text:span></text:p>
        </text:list-item>
        <text:list-item>
          <text:p text:style-name="P65"><text:span text:style-name="T27">E</text:span>ntretient des installation<text:span text:style-name="T56">s</text:span>, nettoyage, maintenance courante.</text:p>
          <text:p text:style-name="P65"/>
        </text:list-item>
      </text:list>
      <text:p text:style-name="P8"><text:span text:style-name="T29">Stage en recherche : </text:span><text:span text:style-name="T30">Tomographie électrique de la Soufrière. <text:s text:c="29"/></text:span><text:span text:style-name="T29">Août <text:s/>2011</text:span></text:p>
      <text:p text:style-name="P5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1"/>
      <text:list xml:id="list1221837996" text:style-name="L7">
        <text:list-item>
          <text:p text:style-name="P63">Participation <text:span text:style-name="T56">à</text:span> l’installation du dispositif de <text:span text:style-name="T6">tomographie.</text:span></text:p>
        </text:list-item>
        <text:list-item>
          <text:p text:style-name="P63">Acquisition des coupes tomographiques, mesure des courant<text:span text:style-name="T56">s</text:span> d’air inhalant et <text:span text:style-name="T6">exhalant</text:span> du <text:span text:style-name="T6">cratère</text:span> de la Soufrière.</text:p>
        </text:list-item>
        <text:list-item>
          <text:p text:style-name="P63">Participation <text:span text:style-name="T56">à</text:span> la création et <text:span text:style-name="T56">à </text:span>la mise en place des dispositif<text:span text:style-name="T56">s</text:span> <text:span text:style-name="T6">expérimentaux</text:span>.</text:p>
        </text:list-item>
        <text:list-item>
          <text:p text:style-name="P63">Participation <text:span text:style-name="T56">à</text:span> l’entretient des installation<text:span text:style-name="T56">s</text:span> d’acquisition de donnée<text:span text:style-name="T63">s</text:span> en milieu isolé.</text:p>
        </text:list-item>
        <text:list-item>
          <text:p text:style-name="P63">Traitement et formatage de données brutes.</text:p>
        </text:list-item>
      </text:list>
      <text:h text:style-name="P66" text:outline-level="1"/>
      <text:h text:style-name="P66" text:outline-level="1">Formation</text:h>
      <text:p text:style-name="P13">(les intitulés des diplômes obtenu<text:span text:style-name="T56">s</text:span> en France sont traduit<text:span text:style-name="T56">s</text:span> par leur<text:span text:style-name="T56">s</text:span> équivalent<text:span text:style-name="T56">s</text:span> québecois)</text:p>
      <text:p text:style-name="P27"><text:soft-page-break/><text:span text:style-name="T8">Stratifieur, Prototypiste </text:span><text:span text:style-name="T13">(formation professionnelle) <text:s text:c="57"/></text:span>2018</text:p>
      <text:p text:style-name="P26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50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8"/>
      <text:p text:style-name="P28"><text:span text:style-name="T24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25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8"/>
      <text:p text:style-name="P25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25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24"/>
      <text:p text:style-name="P28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6">S</text:span>cience, option Biologie) <text:s text:c="37"/>2010</text:p>
      <text:p text:style-name="P30">Lycée Victor <text:span text:style-name="T25">Hugo (Hennebont, France)</text:span></text:p>
      <text:p text:style-name="P30"/>
      <text:p text:style-name="P29"><text:span text:style-name="T8">Médaille</text:span> de bronze aux <text:span text:style-name="T8">Olympiades de Géosciences. <text:s text:c="50"/></text:span><text:span text:style-name="T13"><text:s/>2009</text:span></text:p>
      <text:h text:style-name="P68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71" text:outline-level="2"><text:span text:style-name="T26">Informatique et l</text:span>ogiciels</text:h>
      <text:list xml:id="list2672659929" text:style-name="L8">
        <text:list-item>
          <text:p text:style-name="P54"><text:span text:style-name="T17">S</text:span><text:span text:style-name="T18">IG</text:span><text:span text:style-name="T19">:</text:span> <text:span text:style-name="T31">arcGIS</text:span>.</text:p>
        </text:list-item>
        <text:list-item>
          <text:p text:style-name="P54"><text:span text:style-name="T33">Statistique:</text:span><text:span text:style-name="T32"> </text:span>R.</text:p>
        </text:list-item>
        <text:list-item>
          <text:p text:style-name="P54"><text:span text:style-name="T32">CAO: </text:span>Rhino.</text:p>
        </text:list-item>
      </text:list>
      <text:p text:style-name="P51">Maitrise des outils de bureautique.</text:p>
      <text:p text:style-name="P51"><text:span text:style-name="T56">Bonne b</text:span>ase de programmation en Python.</text:p>
      <text:h text:style-name="P70" text:outline-level="2">Langue</text:h>
      <text:p text:style-name="P16">Français (maternel).</text:p>
      <text:p text:style-name="P17">Anglais (scientifique). </text:p>
      <text:p text:style-name="P17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7T20:09:24.009926694</dc:date>
    <meta:editing-duration>PT13H23M57S</meta:editing-duration>
    <meta:editing-cycles>23</meta:editing-cycles>
    <meta:generator>LibreOffice/6.2.8.2$Linux_X86_64 LibreOffice_project/20$Build-2</meta:generator>
    <meta:document-statistic meta:table-count="0" meta:image-count="1" meta:object-count="0" meta:page-count="4" meta:paragraph-count="90" meta:word-count="733" meta:character-count="5850" meta:non-whitespace-character-count="4426"/>
  </office:meta>
</office:document-meta>
</file>